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Renderer.setUserAgent( FOUserAgent agen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PDFRenderer.startPageSequence( PageSequence pageSequen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DFRenderer.concatenateTransformationMatrix( AffineTransform 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Renderer.renderInlineParent( InlineParent ip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PDFRenderer.fillRect( float x , float y , float width , float heigh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Renderer.breakOutOfStateStac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Renderer.drawBorderLine( float x1 , float y1 , float x2 , float y2 , boolean horz , boolean startOrBefore , int style , Color col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37">
            <text:p text:style-name="Table_20_Contents">137</text:p>
          </table:table-cell>
          <table:table-cell office:value-type="float" office:value="168">
            <text:p text:style-name="Table_20_Contents">168</text:p>
          </table:table-cell>
        </table:table-row>
        <table:table-row>
          <table:table-cell office:value-type="string">
            <text:p text:style-name="Table_20_Contents">PDFRenderer.booleanValueOf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Renderer.updateColor( Color col , boolean fill , StringBuffer pd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DFRenderer.updateLineWidth( float wid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Renderer.endTex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Render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drawLine( float startx , float starty , float endx , float en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enderer.putImage( String uri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commen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Renderer.clos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getTargetableID( Area are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Renderer.setColor( Color col , boolean fill , StringBuffer pd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Renderer.setOutputProfileURI( String outputProfil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renderXMPMetadata( XMP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Renderer.getGraphics2D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renderInlineArea( InlineArea inline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enderer.cl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enderer.addsRGBColorSpac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Renderer.saveInlinePosIfTargetable( InlineArea inlineAre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Renderer.saveAbsolutePosition( String id , int relativeIPP , int relativeB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enderer.supportsOutOf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renderSpace( SpaceArea 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DFRenderer.processOffDocumentItem( OffDocumentItem od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Renderer.restoreGraphicsState( boolean pop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Renderer.startRenderer( OutputStream strea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DFRenderer.moveTo(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restoreStateStackAfterBreakOut( List breakOut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Renderer.addDefaultOutputProfi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DFRenderer.endVP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drawImage( String url , Rectangle2D pos , Map foreig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enderer.setEncryptionParams( PDFEncryptionParams encryption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lineTo( float x , floa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finishIDGoTo( PDFGoTo gt , Point2D . Floa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Renderer.renderBookmarkTree( BookmarkData bookmar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Renderer.format( floa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finishOpenGoTo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DFRenderer.saveAbsolutePosition( String id , String pdfPageRef , int relativeIPP , int relativeBPP , AffineTransform t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Renderer.renderPage( PageViewport p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DFRenderer.renderBookmarkItem( BookmarkData bookmarkItem , PDFOutline parentBookmarkIte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DFRenderer.restoreGraphic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escapeText( String s , int [ ] letterAdjust , Font font , AbstractTextArea parent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setFilterMap( Map fil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startVParea( CTM ctm , Rectangle2D clippingR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DFRenderer.getPDFGoToForID( String targetID , String pv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Renderer.beginTex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Renderer.preparePage( PageViewport 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Renderer.renderWord( WordArea 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Renderer.getTypeface( String fo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Renderer.setAMode( PDFA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addPDFXOutputI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Renderer.renderLeader( Leader area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4">
            <text:p text:style-name="Table_20_Contents">44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PDFRenderer.renderText( TextArea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Renderer.finishIDGoTo( PDFGoTo gt , String pdfPageRef , Point2D . Floa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enderer.clipRect( float x , float 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Renderer.renderImage( Image image , Rectangle2D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Renderer.placeImage( float x , float y , float w , float h , PDFXObject x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Renderer.updateColor( Color col , boolean fi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setXMode( PDFX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stop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DFRenderer.writ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addPDFA1OutputI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Renderer.saveBlockPosIfTargetable( Block blo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Renderer.renderDestination( DestinationData d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DFRenderer.PDF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DFRenderer.createRendererContext( int x , int y , int width , int height , Map foreign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Renderer.putImage( String uri , Rectangle2D pos , Map foreignAttribute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PDFRenderer.saveGraphic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Renderer.setupPage( PageViewport p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DFRenderer.renderLineArea( LineArea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nderer.renderBlock( Block b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enderer.escapeText( String s , int start , int end , int [ ] letterAdjust , Font font , AbstractTextArea parentArea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